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2876E9ED691AB16BB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5.209cm"/>
      <style:paragraph-properties style:writing-mode="lr-tb"/>
    </style:style>
    <style:style style:name="gr3" style:family="graphic" style:parent-style-name="objectwithoutfill">
      <style:graphic-properties svg:stroke-width="0.081cm" svg:stroke-color="#c9211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78cm" svg:height="12.586cm" svg:x="0.043cm" svg:y="0.06cm">
          <draw:image xlink:href="Pictures/10000000000003E80000032876E9ED691AB16BB9.jpg" xlink:type="simple" xlink:show="embed" xlink:actuate="onLoad" loext:mime-type="image/jpeg">
            <text:p/>
          </draw:image>
        </draw:frame>
        <draw:frame draw:style-name="gr2" draw:text-style-name="P2" draw:layer="layout" svg:width="5.709cm" svg:height="0.962cm" svg:x="16.537cm" svg:y="0.284cm">
          <draw:text-box>
            <text:p text:style-name="P1">Bouton assignable</text:p>
          </draw:text-box>
        </draw:frame>
        <draw:line draw:style-name="gr3" draw:text-style-name="P3" draw:layer="layout" svg:x1="16.51cm" svg:y1="0.762cm" svg:x2="6.731cm" svg:y2="1.651cm">
          <text:p/>
        </draw:line>
        <draw:line draw:style-name="gr3" draw:text-style-name="P3" draw:layer="layout" svg:x1="16.51cm" svg:y1="2.413cm" svg:x2="7.752cm" svg:y2="2.208cm">
          <text:p/>
        </draw:line>
        <draw:frame draw:style-name="gr4" draw:text-style-name="P2" draw:layer="layout" svg:width="4.625cm" svg:height="1.673cm" svg:x="16.55cm" svg:y="1.584cm">
          <draw:text-box>
            <text:p text:style-name="P1">Potentiomètre </text:p>
            <text:p text:style-name="P1">assignable</text:p>
          </draw:text-box>
        </draw:frame>
        <draw:line draw:style-name="gr3" draw:text-style-name="P3" draw:layer="layout" svg:x1="16.51cm" svg:y1="3.937cm" svg:x2="10.273cm" svg:y2="5.231cm">
          <text:p/>
        </draw:line>
        <draw:frame draw:style-name="gr5" draw:text-style-name="P2" draw:layer="layout" svg:width="5.887cm" svg:height="0.962cm" svg:x="16.538cm" svg:y="3.448cm">
          <draw:text-box>
            <text:p text:style-name="P1">Capteur de lumière</text:p>
          </draw:text-box>
        </draw:frame>
        <draw:frame draw:style-name="gr6" draw:text-style-name="P2" draw:layer="layout" svg:width="2.471cm" svg:height="0.962cm" svg:x="16.539cm" svg:y="4.748cm">
          <draw:text-box>
            <text:p text:style-name="P1">Sangle</text:p>
          </draw:text-box>
        </draw:frame>
        <draw:line draw:style-name="gr3" draw:text-style-name="P3" draw:layer="layout" svg:x1="16.51cm" svg:y1="5.207cm" svg:x2="12.794cm" svg:y2="5.35cm">
          <text:p/>
        </draw:line>
        <draw:frame draw:style-name="gr7" draw:text-style-name="P2" draw:layer="layout" svg:width="3.148cm" svg:height="0.962cm" svg:x="16.54cm" svg:y="5.848cm">
          <draw:text-box>
            <text:p text:style-name="P1">Port USB</text:p>
          </draw:text-box>
        </draw:frame>
        <draw:line draw:style-name="gr3" draw:text-style-name="P3" draw:layer="layout" svg:x1="16.51cm" svg:y1="6.35cm" svg:x2="11.015cm" svg:y2="6.198cm">
          <text:p/>
        </draw:line>
        <draw:frame draw:style-name="gr8" draw:text-style-name="P2" draw:layer="layout" svg:width="5.328cm" svg:height="3.095cm" svg:x="16.54cm" svg:y="9.348cm">
          <draw:text-box>
            <text:p text:style-name="P1">Molette de</text:p>
            <text:p text:style-name="P1">changement de</text:p>
            <text:p text:style-name="P1">programme et de</text:p>
            <text:p text:style-name="P1">redémarrage</text:p>
          </draw:text-box>
        </draw:frame>
        <draw:line draw:style-name="gr3" draw:text-style-name="P3" draw:layer="layout" svg:x1="16.51cm" svg:y1="10.922cm" svg:x2="9.336cm" svg:y2="10.44cm">
          <text:p/>
        </draw:line>
        <draw:frame draw:style-name="gr7" draw:text-style-name="P2" draw:layer="layout" svg:width="4.02cm" svg:height="0.962cm" svg:x="16.54cm" svg:y="7.048cm">
          <draw:text-box>
            <text:p text:style-name="P1">Haut-parleur</text:p>
          </draw:text-box>
        </draw:frame>
        <draw:line draw:style-name="gr3" draw:text-style-name="P3" draw:layer="layout" svg:x1="16.51cm" svg:y1="7.493cm" svg:x2="4.436cm" svg:y2="7.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5.2$Linux_X86_64 LibreOffice_project/40$Build-2</meta:generator>
    <dc:date>2020-07-29T11:45:49.046836230</dc:date>
    <meta:editing-duration>PT44M50S</meta:editing-duration>
    <meta:editing-cycles>12</meta:editing-cycles>
    <meta:document-statistic meta:object-count="15"/>
  </office:meta>
</office:document-meta>
</file>